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P2"><text:span text:style-name="T1"><office:annotation loext:resolved="false"><dc:creator>sge</dc:creator><dc:date>2017-01-31T14:05:31</dc:date><text:p text:style-name="P3">do section- for mailed_data in mailing_list</text:p><text:p text:style-name="P3">with new_c=view.mailed_context(mailed_data)</text:p></office:annotation></text:span><office:annotation loext:resolved="false"><dc:creator>sge</dc:creator><dc:date>2017-01-31T15:03:23</dc:date><text:p text:style-name="P3">do text</text:p><text:p text:style-name="P3">from pod(content=mailed_doc.file.data,context=new_c,format='odt',pageBreakAfter=(page_break_after and not loop.mailed_data.last and 'duplex'), managePageStyles=1, resolveFields='PageCount')</text:p></office:annotation></text:p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6:35.769293460</meta:creation-date>
    <meta:generator>LibreOffice/24.2.7.2$Linux_X86_64 LibreOffice_project/420$Build-2</meta:generator>
    <meta:editing-duration>PT1M29S</meta:editing-duration>
    <meta:editing-cycles>2</meta:editing-cycles>
    <dc:date>2026-01-22T14:15:13.801427151</dc:date>
    <meta:document-statistic meta:table-count="0" meta:image-count="0" meta:object-count="0" meta:page-count="1" meta:paragraph-count="1" meta:word-count="0" meta:character-count="0" meta:non-whitespace-character-count="0"/>
  </office:meta>
</office:document-meta>
</file>